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otted_20__28_var_29_" svg:stroke-color="#800000" svg:stroke-opacity="20%"/>
    </style:style>
    <style:style style:name="gr4" style:family="graphic" style:parent-style-name="objectwithoutfill">
      <style:graphic-properties draw:stroke="dash" draw:stroke-dash="Ultrafine_20_Dotted_20__28_var_29_" svg:stroke-color="#008080" svg:stroke-opacity="20%"/>
    </style:style>
    <style:style style:name="gr5" style:family="graphic" style:parent-style-name="objectwithoutfill">
      <style:graphic-properties draw:stroke="solid" draw:stroke-dash="Ultrafine_20_Dotted_20__28_var_29_" svg:stroke-color="#800000" svg:stroke-opacity="20%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95cm" fo:min-width="19.3cm"/>
    </style:style>
    <style:style style:name="P1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P3" style:family="paragraph">
      <style:text-properties fo:color="#800000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ae00" style:text-outline="false" style:text-line-through-style="none" fo:font-family="Arial" style:font-style-name="Standard" style:font-family-generic="swiss" fo:font-size="8pt" fo:font-style="normal" fo:text-shadow="none" style:text-underline-style="none" fo:font-weight="normal" style:letter-kerning="true" style:font-family-asian="Arial" style:font-style-name-asian="Standard" style:font-family-generic-asian="swiss" style:font-size-asian="8pt" style:font-style-asian="normal" style:font-weight-asian="normal" style:font-family-complex="Arial" style:font-style-name-complex="Standard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5000b" style:text-outline="false" style:text-line-through-style="none" fo:font-family="Arial" style:font-style-name="Standard" style:font-family-generic="swiss" fo:font-size="8pt" fo:font-style="normal" fo:text-shadow="none" style:text-underline-style="none" fo:font-weight="normal" style:letter-kerning="true" style:font-family-asian="Arial" style:font-style-name-asian="Standard" style:font-family-generic-asian="swiss" style:font-size-asian="8pt" style:font-style-asian="normal" style:font-weight-asian="normal" style:font-family-complex="Arial" style:font-style-name-complex="Standard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ae00" style:text-outline="false" style:text-line-through-style="none" fo:font-family="Arial" style:font-style-name="Standard" style:font-family-generic="swiss" fo:font-size="8pt" fo:font-style="normal" fo:text-shadow="none" style:text-underline-style="none" fo:font-weight="normal" style:letter-kerning="true" style:font-family-asian="Arial" style:font-style-name-asian="Standard" style:font-family-generic-asian="swiss" style:font-size-asian="8pt" style:font-style-asian="normal" style:font-weight-asian="normal" style:font-family-complex="Arial" style:font-style-name-complex="Standard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0000"/>
    </style:style>
    <style:style style:name="T8" style:family="text">
      <style:text-properties style:text-outline="false" style:text-line-through-style="none" fo:font-family="Arial" style:font-family-generic="swiss" style:font-pitch="variable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cm" svg:height="1.2cm" svg:x="4.6cm" svg:y="4.4cm">
          <text:p text:style-name="P1"><text:span text:style-name="T1">NET_STATE_FIRSTRUN (0x00)</text:span></text:p>
          <text:p text:style-name="P1"><text:span text:style-name="T1">First time run</text:span></text:p>
          <text:p text:style-name="P1"><text:span text:style-name="T2">●</text:span><text:span text:style-name="T3">=on </text:span><text:span text:style-name="T4">●</text:span><text:span text:style-name="T3">=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5cm" svg:height="1.2cm" svg:x="14.1cm" svg:y="4.4cm">
          <text:p text:style-name="P1"><text:span text:style-name="T1">NET_STATE_DIAGMODE (0x7F)</text:span></text:p>
          <text:p text:style-name="P1"><text:span text:style-name="T1">Diagnostic mode</text:span></text:p>
          <text:p text:style-name="P1"><text:span text:style-name="T2">●</text:span><text:span text:style-name="T3">=10 </text:span><text:span text:style-name="T4">●</text:span><text:span text:style-name="T3">=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5.5cm" svg:height="1.5cm" svg:x="4.6cm" svg:y="6.6cm">
          <text:p text:style-name="P1"><text:span text:style-name="T1">NET_STATE_START (0x01)</text:span></text:p>
          <text:p text:style-name="P1"><text:span text:style-name="T1">Initialise and get ready to go</text:span></text:p>
          <text:p text:style-name="P1"><text:span text:style-name="T5">●</text:span><text:span text:style-name="T6">=10 </text:span><text:span text:style-name="T4">●</text:span><text:span text:style-name="T6">=off</text:span></text:p>
          <text:p text:style-name="P2"><text:span text:style-name="T4">●</text:span><text:span text:style-name="T3">=2: 5s to timeo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objectwithoutfill" draw:layer="layout" draw:type="lines" svg:x1="10.1cm" svg:y1="5cm" svg:x2="14.1cm" svg:y2="5cm" draw:start-shape="id1" draw:start-glue-point="7" draw:end-shape="id2" draw:end-glue-point="5" svg:d="m10100 5000h1051 1899 1050" svg:viewBox="0 0 4001 1">
          <text:p>"SETUP"</text:p>
          <text:p/>
        </draw:connector>
        <draw:connector draw:style-name="gr3" draw:text-style-name="P3" draw:layer="layout" draw:type="lines" svg:x1="7.35cm" svg:y1="5.6cm" svg:x2="7.35cm" svg:y2="6.6cm" draw:start-shape="id1" draw:end-shape="id3" draw:end-glue-point="4" svg:d="m7350 5600v1051-1052 1001" svg:viewBox="0 0 1 1053">
          <text:p text:style-name="P3"><text:span text:style-name="T7">10s <text:s text:c="5"/></text:span></text:p>
        </draw:connector>
        <draw:connector draw:style-name="objectwithoutfill" draw:layer="layout" draw:type="lines" svg:x1="7.35cm" svg:y1="8.1cm" svg:x2="7.35cm" svg:y2="9.1cm" draw:start-shape="id3" draw:start-glue-point="6" draw:end-shape="id4" draw:end-glue-point="4" svg:d="m7350 8100v1002-1003 1001" svg:viewBox="0 0 1 1004">
          <text:p>"OK" <text:s text:c="5"/></text:p>
        </draw:connector>
        <draw:custom-shape draw:style-name="gr2" draw:text-style-name="P1" xml:id="id4" draw:id="id4" draw:layer="layout" svg:width="5.5cm" svg:height="1.6cm" svg:x="4.6cm" svg:y="9.1cm">
          <text:p text:style-name="P1"><text:span text:style-name="T1">NET_STATE_DOINIT (0x10)</text:span></text:p>
          <text:p text:style-name="P1"><text:span text:style-name="T1">Init GSM network - SIM card check</text:span></text:p>
          <text:p text:style-name="P2"><text:span text:style-name="T2">●</text:span><text:span text:style-name="T3">=9 </text:span><text:span text:style-name="T4">●</text:span><text:span text:style-name="T3">=off</text:span></text:p>
          <text:p text:style-name="P2"><text:span text:style-name="T4">●</text:span><text:span text:style-name="T3">=3: SIM is not inserted/det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5.5cm" svg:height="1.4cm" svg:x="17.7cm" svg:y="15.6cm">
          <text:p text:style-name="P1"><text:span text:style-name="T1">NET_STATE_HARDRESET (0x03)</text:span></text:p>
          <text:p text:style-name="P1"><text:span text:style-name="T1">Hard Reset the modem, then start again</text:span></text:p>
          <text:p text:style-name="P2"><text:span text:style-name="T2">●</text:span><text:span text:style-name="T3">=on </text:span><text:span text:style-name="T4">●</text:span><text:span text:style-name="T3">=on</text:span></text:p>
          <text:p text:style-name="P2"><text:span text:style-name="T3">&lt;modem:reboot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svg:x1="10.1cm" svg:y1="7.35cm" svg:x2="17.7cm" svg:y2="16.3cm" draw:start-shape="id3" draw:start-glue-point="7" draw:end-shape="id5" draw:end-glue-point="5" svg:d="m10100 7350h1002l5597 8950h1001" svg:viewBox="0 0 7601 8951">
          <text:p text:style-name="P3"><text:span text:style-name="T7">20s</text:span></text:p>
        </draw:connector>
        <draw:custom-shape draw:style-name="gr2" draw:text-style-name="P1" xml:id="id6" draw:id="id6" draw:layer="layout" svg:width="5.5cm" svg:height="1.2cm" svg:x="18.7cm" svg:y="39.1cm">
          <text:p text:style-name="P1"><text:span text:style-name="T1">NET_STATE_SOFTRESET (0x02)</text:span></text:p>
          <text:p text:style-name="P1"><text:span text:style-name="T1">Reset and re-initialise the network</text:span></text:p>
          <text:p text:style-name="P2"><text:span text:style-name="T2">●</text:span><text:span text:style-name="T3">=on </text:span><text:span text:style-name="T4">●</text:span><text:span text:style-name="T3">=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draw:line-skew="2.798cm 1.998cm" svg:x1="23.2cm" svg:y1="16.3cm" svg:x2="24.2cm" svg:y2="39.7cm" draw:start-shape="id5" draw:start-glue-point="7" draw:end-shape="id6" draw:end-glue-point="7" svg:d="m23200 16300h3800l200 23400h-3000" svg:viewBox="0 0 4001 23401">
          <text:p text:style-name="P3"><text:span text:style-name="T7">2s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</draw:connector>
        <draw:custom-shape draw:style-name="gr2" draw:text-style-name="P1" xml:id="id7" draw:id="id7" draw:layer="layout" svg:width="5.5cm" svg:height="1.6cm" svg:x="22.4cm" svg:y="5.2cm">
          <text:p text:style-name="P1"><text:span text:style-name="T1">NET_STATE_HARDSTOP (0x04)</text:span></text:p>
          <text:p text:style-name="P1"><text:span text:style-name="T1">Hard stop the modem, then reset</text:span></text:p>
          <text:p text:style-name="P1"><text:span text:style-name="T1">modem, then processor</text:span></text:p>
          <text:p text:style-name="P2"><text:span text:style-name="T8">&lt;modem:shutdown ip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5.5cm" svg:height="1.2cm" svg:x="22.4cm" svg:y="7.8cm">
          <text:p text:style-name="P1"><text:span text:style-name="T1">NET_STATE_HARDSTOP2 (0x05)</text:span></text:p>
          <text:p text:style-name="P1"><text:span text:style-name="T1">Reset modem, then processor</text:span></text:p>
          <text:p text:style-name="P2"><text:span text:style-name="T8">&lt;modem:reboot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5.5cm" svg:height="1.5cm" svg:x="22.4cm" svg:y="10cm">
          <text:p text:style-name="P1"><text:span text:style-name="T1">NET_STATE_STOP (0x06)</text:span></text:p>
          <text:p text:style-name="P1"><text:span text:style-name="T1">Stop and reset the processor</text:span></text:p>
          <text:p text:style-name="P2"><text:span text:style-name="T2">●</text:span><text:span text:style-name="T3">=off </text:span><text:span text:style-name="T4">●</text:span><text:span text:style-name="T3">=off</text:span></text:p>
          <text:p text:style-name="P2"><text:span text:style-name="T8">&lt;cpu:reset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5.5cm" svg:height="1.5cm" svg:x="4.6cm" svg:y="11.7cm">
          <text:p text:style-name="P1"><text:span text:style-name="T1">NET_STATE_DOINIT2 (0x11)</text:span></text:p>
          <text:p text:style-name="P2"><text:span text:style-name="T9">Init GSM network - SIM PIN check</text:span></text:p>
          <text:p text:style-name="P2"><text:span text:style-name="T2">●</text:span><text:span text:style-name="T3">=8 </text:span><text:span text:style-name="T4">●</text:span><text:span text:style-name="T3">=off</text:span></text:p>
          <text:p text:style-name="P2"><text:span text:style-name="T4">●</text:span><text:span text:style-name="T3">=4: PIN lock on the S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5.455cm" svg:height="1.849cm" svg:x="4.6cm" svg:y="14.3cm">
          <text:p text:style-name="P1"><text:span text:style-name="T1">NET_STATE_DOINIT3 (0x12)</text:span></text:p>
          <text:p text:style-name="P2"><text:span text:style-name="T9">Init GSM network - Full Init</text:span></text:p>
          <text:p text:style-name="P2"><text:span text:style-name="T2">●</text:span><text:span text:style-name="T3">=7 </text:span><text:span text:style-name="T4">●</text:span><text:span text:style-name="T3">=off</text:span></text:p>
          <text:p text:style-name="P2"><text:span text:style-name="T3">&lt;modem:speeds?, avail. network regs?,</text:span></text:p>
          <text:p text:style-name="P2"><text:span text:style-name="T3">clip on, init sms, init net, enable tim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5.5cm" svg:height="1.6cm" svg:x="1.7cm" svg:y="27.6cm">
          <text:p text:style-name="P1"><text:span text:style-name="T1">NET_STATE_NETINITP (0x41)</text:span></text:p>
          <text:p text:style-name="P1"><text:span text:style-name="T1">Short pause during GPRS initialisation</text:span></text:p>
          <text:p text:style-name="P2"><text:span text:style-name="T2">●</text:span><text:span text:style-name="T3">=5 </text:span><text:span text:style-name="T4">●</text:span><text:span text:style-name="T3">=7: retry</text:span></text:p>
          <text:p text:style-name="P2"><text:span text:style-name="T4">●</text:span><text:span text:style-name="T3">=8: fa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4" draw:id="id14" draw:layer="layout" svg:width="5.5cm" svg:height="1.9cm" svg:x="18.2cm" svg:y="31cm">
          <text:p text:style-name="P1"><text:span text:style-name="T1">NET_STATE_NETINITCP (0x42)</text:span></text:p>
          <text:p text:style-name="P1"><text:span text:style-name="T1">Short pause during GPRS</text:span></text:p>
          <text:p text:style-name="P1"><text:span text:style-name="T1"><text:s/></text:span><text:span text:style-name="T1">TCP reconnect</text:span></text:p>
          <text:p text:style-name="P2"><text:span text:style-name="T2">●</text:span><text:span text:style-name="T3">=5 </text:span><text:span text:style-name="T4">●</text:span><text:span text:style-name="T3">=9</text:span></text:p>
          <text:p text:style-name="P2"><text:span text:style-name="T3">&lt;modem:close ip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5.5cm" svg:height="1.6cm" svg:x="18.2cm" svg:y="34.2cm">
          <text:p text:style-name="P1"><text:span text:style-name="T1">NET_STATE_DONETINITC (0x43)</text:span></text:p>
          <text:p text:style-name="P1"><text:span text:style-name="T1">Initalise the GPRS TCP reconnect</text:span></text:p>
          <text:p text:style-name="P2"><text:span text:style-name="T2">●</text:span><text:span text:style-name="T3">=5 </text:span><text:span text:style-name="T4">●</text:span><text:span text:style-name="T3">=off</text:span></text:p>
          <text:p text:style-name="P2"><text:span text:style-name="T3">&lt;modem:init tcp port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5.5cm" svg:height="2.4cm" svg:x="7.5cm" svg:y="23.9cm">
          <text:p text:style-name="P1"><text:span text:style-name="T1">NET_STATE_DONETINIT (0x40)</text:span></text:p>
          <text:p text:style-name="P1"><text:span text:style-name="T1">Initalise the GPRS network</text:span></text:p>
          <text:p text:style-name="P1"><text:span text:style-name="T2">●</text:span><text:span text:style-name="T3">=5: GPRS NET initialisation</text:span></text:p>
          <text:p text:style-name="P1"><text:span text:style-name="T2">●</text:span><text:span text:style-name="T3">=4: GPRS APN is OK, final init</text:span></text:p>
          <text:p text:style-name="P1"><text:span text:style-name="T2">●</text:span><text:span text:style-name="T3">=3: GPRS Network c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5.455cm" svg:height="3.2cm" svg:x="9.845cm" svg:y="29.6cm">
          <text:p text:style-name="P1"><text:span text:style-name="T1">NET_STATE_READY (0x20)</text:span></text:p>
          <text:p text:style-name="P1"><text:span text:style-name="T1">READY and handling calls</text:span></text:p>
          <text:p text:style-name="P1"><text:span text:style-name="T2">●</text:span><text:span text:style-name="T3">=2: login to server</text:span></text:p>
          <text:p text:style-name="P2"><text:span text:style-name="T2">●</text:span><text:span text:style-name="T3">=1: connection established</text:span></text:p>
          <text:p text:style-name="P1"><text:span text:style-name="T4">●</text:span><text:span text:style-name="T3">=1: signal l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5.455cm" svg:height="1.9cm" svg:x="4.6cm" svg:y="17.1cm">
          <text:p text:style-name="P1"><text:span text:style-name="T1">NET_STATE_COPS (0x21)</text:span></text:p>
          <text:p text:style-name="P1"><text:span text:style-name="T1">GSM COPS carrier selection</text:span></text:p>
          <text:p text:style-name="P2"><text:span text:style-name="T2">●</text:span><text:span text:style-name="T3">=6 </text:span><text:span text:style-name="T4">●</text:span><text:span text:style-name="T3">=off</text:span></text:p>
          <text:p text:style-name="P2"><text:span text:style-name="T3">&lt;modem:select operator&gt;</text:span></text:p>
          <text:p text:style-name="P2"><text:span text:style-name="T4">●</text:span><text:span text:style-name="T3">=6: 20s to timeo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5.455cm" svg:height="1.2cm" svg:x="4.6cm" svg:y="20cm">
          <text:p text:style-name="P2"><text:span text:style-name="T1">NET_STATE_COPSSETTLE (0x22)</text:span></text:p>
          <text:p text:style-name="P2"><text:span text:style-name="T1">GSM COPS wait for settle after 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5.455cm" svg:height="1.3cm" svg:x="17.745cm" svg:y="19.9cm">
          <text:p text:style-name="P2"><text:span text:style-name="T1">NET_STATE_COPSWDONE (0x24)</text:span></text:p>
          <text:p text:style-name="P2"><text:span text:style-name="T1">GSM COPS wait complete</text:span></text:p>
          <text:p text:style-name="P2"><text:span text:style-name="T2">●</text:span><text:span text:style-name="T3">=6 </text:span><text:span text:style-name="T4">●</text:span><text:span text:style-name="T3">=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svg:x1="25.15cm" svg:y1="6.8cm" svg:x2="25.15cm" svg:y2="7.8cm" draw:start-shape="id7" draw:start-glue-point="6" draw:end-shape="id8" draw:end-glue-point="4" svg:d="m25150 6800v1002-1003 1001" svg:viewBox="0 0 1 1004">
          <text:p text:style-name="P3"><text:span text:style-name="T7"><text:s text:c="6"/></text:span><text:span text:style-name="T7">10s</text:span></text:p>
        </draw:connector>
        <draw:connector draw:style-name="gr3" draw:text-style-name="P3" draw:layer="layout" draw:type="lines" svg:x1="25.15cm" svg:y1="9cm" svg:x2="25.15cm" svg:y2="10cm" draw:start-shape="id8" draw:start-glue-point="6" draw:end-shape="id9" draw:end-glue-point="4" svg:d="m25150 9000v1002-1003 1001" svg:viewBox="0 0 1 1004">
          <text:p text:style-name="P3"><text:span text:style-name="T7"><text:s text:c="6"/></text:span><text:span text:style-name="T7">2s</text:span></text:p>
        </draw:connector>
        <draw:connector draw:style-name="gr3" draw:text-style-name="P3" draw:layer="layout" draw:type="lines" svg:x1="10.1cm" svg:y1="9.9cm" svg:x2="17.7cm" svg:y2="16.3cm" draw:start-shape="id4" draw:start-glue-point="7" draw:end-shape="id5" draw:end-glue-point="5" svg:d="m10100 9900h1002l5597 6400h1001" svg:viewBox="0 0 7601 6401">
          <text:p text:style-name="P3"><text:span text:style-name="T7">95s</text:span></text:p>
        </draw:connector>
        <draw:connector draw:style-name="gr3" draw:text-style-name="P3" draw:layer="layout" draw:type="lines" svg:x1="10.1cm" svg:y1="12.45cm" svg:x2="17.7cm" svg:y2="16.3cm" draw:start-shape="id10" draw:start-glue-point="7" draw:end-shape="id5" draw:end-glue-point="5" svg:d="m10100 12450h1002l5597 3850h1001" svg:viewBox="0 0 7601 3851">
          <text:p text:style-name="P3"><text:span text:style-name="T7">95s</text:span></text:p>
        </draw:connector>
        <draw:connector draw:style-name="gr3" draw:text-style-name="P3" draw:layer="layout" draw:type="lines" svg:x1="10.055cm" svg:y1="15.225cm" svg:x2="17.7cm" svg:y2="16.3cm" draw:start-shape="id11" draw:start-glue-point="7" draw:end-shape="id5" draw:end-glue-point="5" svg:d="m10055 15225h1001l5643 1075h1001" svg:viewBox="0 0 7646 1076">
          <text:p text:style-name="P3"><text:span text:style-name="T7">35s</text:span></text:p>
        </draw:connector>
        <draw:connector draw:style-name="gr3" draw:text-style-name="P3" draw:layer="layout" draw:type="lines" draw:line-skew="-0.699cm" svg:x1="4.45cm" svg:y1="27.6cm" svg:x2="7.5cm" svg:y2="25.1cm" draw:start-shape="id12" draw:start-glue-point="4" draw:end-shape="id13" draw:end-glue-point="5" svg:d="m4450 27600v-1700l1999-800h1051" svg:viewBox="0 0 3051 2501">
          <text:p text:style-name="P3"><text:span text:style-name="T7">retry*15s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</draw:connector>
        <draw:connector draw:style-name="gr3" draw:text-style-name="P3" draw:layer="layout" draw:type="lines" draw:line-skew="7.798cm" svg:x1="4.45cm" svg:y1="29.2cm" svg:x2="21.45cm" svg:y2="39.1cm" draw:start-shape="id12" draw:start-glue-point="6" draw:end-shape="id6" draw:end-glue-point="4" svg:d="m4450 29200v8800l17000 99v1001" svg:viewBox="0 0 17001 9901"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>fail=150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<text:tab/></text:span><text:span text:style-name="T7"><text:tab/></text:span><text:span text:style-name="T7"> <text:s text:c="2"/></text:span></text:p>
        </draw:connector>
        <draw:connector draw:style-name="gr3" draw:text-style-name="P3" draw:layer="layout" draw:type="lines" draw:line-skew="-0.402cm 0.201cm" svg:x1="20.95cm" svg:y1="32.9cm" svg:x2="20.95cm" svg:y2="34.2cm" draw:start-shape="id14" draw:start-glue-point="6" draw:end-shape="id15" draw:end-glue-point="4" svg:d="m20950 32900v600-100 800" svg:viewBox="0 0 1 1301">
          <text:p text:style-name="P3"><text:span text:style-name="T7">retry*15s</text:span><text:span text:style-name="T7"><text:tab/></text:span><text:span text:style-name="T7"><text:tab/></text:span></text:p>
        </draw:connector>
        <draw:connector draw:style-name="gr3" draw:text-style-name="P3" draw:layer="layout" draw:type="lines" draw:line-skew="0.398cm" svg:x1="23.7cm" svg:y1="31.95cm" svg:x2="24.2cm" svg:y2="39.7cm" draw:start-shape="id14" draw:end-shape="id6" draw:end-glue-point="7" svg:d="m23700 31950h1400l102 7750h-1002" svg:viewBox="0 0 1503 7751"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>fail=150s <text:s/>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</draw:connector>
        <draw:connector draw:style-name="gr3" draw:text-style-name="P3" draw:layer="layout" draw:type="lines" svg:x1="20.95cm" svg:y1="35.8cm" svg:x2="21.45cm" svg:y2="39.1cm" draw:start-shape="id15" draw:start-glue-point="6" draw:end-shape="id6" draw:end-glue-point="4" svg:d="m20950 35800v1002l500 1297v1001" svg:viewBox="0 0 501 3301">
          <text:p text:style-name="P3"><text:span text:style-name="T7"><text:s text:c="5"/></text:span><text:span text:style-name="T7">60s</text:span></text:p>
          <text:p text:style-name="P3"><text:span text:style-name="T7"/></text:p>
          <text:p text:style-name="P3"><text:span text:style-name="T7"/></text:p>
        </draw:connector>
        <draw:connector draw:style-name="gr3" draw:text-style-name="P3" draw:layer="layout" draw:type="lines" draw:line-skew="11.649cm 0.698cm" svg:x1="13cm" svg:y1="25.1cm" svg:x2="24.2cm" svg:y2="39.7cm" draw:start-shape="id13" draw:start-glue-point="7" draw:end-shape="id6" draw:end-glue-point="7" svg:d="m13000 25100h12700l200 14600h-1700" svg:viewBox="0 0 12901 14601">
          <text:p text:style-name="P3"><text:span text:style-name="T7"/></text:p>
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60s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</draw:connector>
        <draw:connector draw:style-name="gr3" draw:text-style-name="P3" draw:layer="layout" draw:type="lines" svg:x1="10.055cm" svg:y1="18.05cm" svg:x2="17.7cm" svg:y2="16.3cm" draw:start-shape="id16" draw:start-glue-point="7" draw:end-shape="id5" svg:d="m10055 18050h1001l5643-1750h1001" svg:viewBox="0 0 7646 1751">
          <text:p text:style-name="P3"><text:span text:style-name="T7">240s</text:span></text:p>
        </draw:connector>
        <draw:connector draw:style-name="gr4" draw:text-style-name="P3" draw:layer="layout" draw:type="lines" svg:x1="7.328cm" svg:y1="21.2cm" svg:x2="10.25cm" svg:y2="23.9cm" draw:start-shape="id17" draw:start-glue-point="6" draw:end-shape="id13" draw:end-glue-point="4" svg:d="m7328 21200v1002l2922 648v1050" svg:viewBox="0 0 2923 2701">
          <text:p text:style-name="P3"><text:span text:style-name="T7">10s</text:span></text:p>
          <text:p text:style-name="P3"><text:span text:style-name="T7"/></text:p>
          <text:p text:style-name="P3"><text:span text:style-name="T7"/></text:p>
        </draw:connector>
        <draw:connector draw:style-name="gr3" draw:text-style-name="P3" draw:layer="layout" draw:type="lines" svg:x1="15.955cm" svg:y1="20.55cm" svg:x2="17.745cm" svg:y2="20.55cm" draw:start-shape="id18" draw:start-glue-point="7" draw:end-shape="id19" draw:end-glue-point="5" svg:d="m15955 20550h1001-213 1002" svg:viewBox="0 0 1791 1">
          <text:p text:style-name="P3"><text:span text:style-name="T7">30s</text:span></text:p>
          <text:p text:style-name="P3"><text:span text:style-name="T7"/></text:p>
        </draw:connector>
        <draw:connector draw:style-name="gr3" draw:text-style-name="P3" draw:layer="layout" draw:type="lines" draw:line-skew="2.299cm 1.398cm" svg:x1="23.2cm" svg:y1="20.55cm" svg:x2="24.2cm" svg:y2="39.7cm" draw:start-shape="id19" draw:start-glue-point="7" draw:end-shape="id6" draw:end-glue-point="7" svg:d="m23200 20550h3300l100 19150h-2400" svg:viewBox="0 0 3401 19151">
          <text:p text:style-name="P3"><text:span text:style-name="T7">retry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</draw:connector>
        <draw:connector draw:style-name="gr3" draw:text-style-name="P3" draw:layer="layout" draw:type="lines" svg:x1="20.473cm" svg:y1="19.9cm" svg:x2="20.45cm" svg:y2="17cm" draw:start-shape="id19" draw:start-glue-point="4" draw:end-shape="id5" draw:end-glue-point="6" svg:d="m20473 19900v-1001l-23-897v-1002" svg:viewBox="0 0 24 2901">
          <text:p text:style-name="P3"><text:span text:style-name="T7">fail <text:s text:c="4"/></text:span></text:p>
        </draw:connector>
        <draw:connector draw:style-name="objectwithoutfill" draw:layer="layout" draw:type="lines" svg:x1="7.35cm" svg:y1="10.7cm" svg:x2="7.35cm" svg:y2="11.7cm" draw:start-shape="id4" draw:start-glue-point="6" draw:end-shape="id10" draw:end-glue-point="4" svg:d="m7350 10700v1002-1003 1001" svg:viewBox="0 0 1 1004">
          <text:p>"OK" <text:s text:c="5"/></text:p>
        </draw:connector>
        <draw:connector draw:style-name="objectwithoutfill" draw:layer="layout" draw:type="lines" svg:x1="7.35cm" svg:y1="13.2cm" svg:x2="7.328cm" svg:y2="14.3cm" draw:start-shape="id10" draw:start-glue-point="6" draw:end-shape="id11" draw:end-glue-point="4" svg:d="m7350 13200v1002l-22-904v1002" svg:viewBox="0 0 23 1101">
          <text:p>"OK" <text:s text:c="5"/></text:p>
        </draw:connector>
        <draw:connector draw:style-name="objectwithoutfill" draw:layer="layout" draw:type="lines" svg:x1="7.328cm" svg:y1="16.149cm" svg:x2="7.328cm" svg:y2="17.1cm" draw:start-shape="id11" draw:start-glue-point="6" draw:end-shape="id16" draw:end-glue-point="4" svg:d="m7328 16149v1001-1051 1001" svg:viewBox="0 0 1 1052">
          <text:p>"OK" <text:s text:c="5"/></text:p>
        </draw:connector>
        <draw:connector draw:style-name="objectwithoutfill" draw:layer="layout" draw:type="lines" svg:x1="7.328cm" svg:y1="19cm" svg:x2="7.328cm" svg:y2="20cm" draw:start-shape="id16" draw:start-glue-point="6" draw:end-shape="id17" draw:end-glue-point="4" svg:d="m7328 19000v1002-1003 1001" svg:viewBox="0 0 1 1004">
          <text:p>"OK" <text:s text:c="5"/></text:p>
        </draw:connector>
        <draw:connector draw:style-name="objectwithoutfill" draw:layer="layout" draw:type="lines" svg:x1="10.055cm" svg:y1="18.05cm" svg:x2="13.228cm" svg:y2="19.8cm" draw:start-shape="id16" draw:start-glue-point="7" draw:end-shape="id18" draw:end-glue-point="4" svg:d="m10055 18050h1001l2172 749v1001" svg:viewBox="0 0 3174 1751">
          <text:p>"ERROR"</text:p>
        </draw:connector>
        <draw:connector draw:style-name="objectwithoutfill" draw:layer="layout" draw:type="lines" svg:x1="13.228cm" svg:y1="21.3cm" svg:x2="10.25cm" svg:y2="23.9cm" draw:start-shape="id18" draw:start-glue-point="6" draw:end-shape="id13" draw:end-glue-point="4" svg:d="m13228 21300v1002l-2978 548v1050" svg:viewBox="0 0 2979 2601">
          <text:p>"+CREG"</text:p>
          <text:p/>
          <text:p/>
        </draw:connector>
        <draw:connector draw:style-name="objectwithoutfill" draw:layer="layout" draw:type="lines" svg:x1="10.25cm" svg:y1="26.3cm" svg:x2="7.2cm" svg:y2="28.4cm" draw:start-shape="id13" draw:start-glue-point="6" draw:end-shape="id12" draw:end-glue-point="7" svg:d="m10250 26300v1052l-2048 1048h-1002" svg:viewBox="0 0 3051 2101">
          <text:p/>
          <text:p>APN ERROR</text:p>
        </draw:connector>
        <draw:connector draw:style-name="objectwithoutfill" draw:layer="layout" draw:type="lines" svg:x1="13cm" svg:y1="25.1cm" svg:x2="17.7cm" svg:y2="16.3cm" draw:start-shape="id13" draw:start-glue-point="7" draw:end-shape="id5" draw:end-glue-point="5" svg:d="m13000 25100h1051l2648-8800h1001" svg:viewBox="0 0 4701 8801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>IP ERROR</text:p>
        </draw:connector>
        <draw:connector draw:style-name="objectwithoutfill" draw:layer="layout" draw:type="lines" svg:x1="10.25cm" svg:y1="26.3cm" svg:x2="12.573cm" svg:y2="29.6cm" draw:start-shape="id13" draw:start-glue-point="6" draw:end-shape="id20" draw:end-glue-point="4" svg:d="m10250 26300v1052l2323 1198v1050" svg:viewBox="0 0 2324 3301">
          <text:p/>
          <text:p/>
          <text:p/>
          <text:p><text:tab/><text:tab/><text:tab/>"OK" / GPRS off</text:p>
          <text:p/>
          <text:p/>
          <text:p/>
          <text:p/>
        </draw:connector>
        <draw:connector draw:style-name="objectwithoutfill" draw:layer="layout" draw:type="lines" draw:line-skew="13.949cm 2.798cm" svg:x1="13cm" svg:y1="25.1cm" svg:x2="24.2cm" svg:y2="39.7cm" draw:start-shape="id13" draw:start-glue-point="7" draw:end-shape="id6" draw:end-glue-point="7" svg:d="m13000 25100h15000v14600h-3800" svg:viewBox="0 0 15001 14601">
          <text:p>NET LOST<text:tab/><text:tab/><text:tab/><text:tab/><text:tab/></text:p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</draw:connector>
        <draw:connector draw:style-name="objectwithoutfill" draw:layer="layout" draw:type="lines" svg:x1="15.3cm" svg:y1="31.2cm" svg:x2="18.2cm" svg:y2="31.95cm" draw:start-shape="id20" draw:start-glue-point="7" draw:end-shape="id14" draw:end-glue-point="5" svg:d="m15300 31200h1050l849 750h1001" svg:viewBox="0 0 2901 751">
          <text:p>"TCP CLOSED"</text:p>
        </draw:connector>
        <draw:connector draw:style-name="objectwithoutfill" draw:layer="layout" draw:type="lines" svg:x1="9.845cm" svg:y1="31.2cm" svg:x2="7.2cm" svg:y2="28.4cm" draw:start-shape="id20" draw:end-shape="id12" draw:end-glue-point="7" svg:d="m9845 31200h-1051l-592-2800h-1002" svg:viewBox="0 0 2646 2801">
          <text:p/>
          <text:p/>
          <text:p/>
          <text:p/>
          <text:p/>
          <text:p/>
          <text:p>Connection failed <text:s text:c="3"/></text:p>
        </draw:connector>
        <draw:custom-shape draw:style-name="gr2" draw:text-style-name="P1" xml:id="id18" draw:id="id18" draw:layer="layout" svg:width="5.455cm" svg:height="1.5cm" svg:x="10.5cm" svg:y="19.8cm">
          <text:p text:style-name="P2"><text:span text:style-name="T1">NET_STATE_COPSWAIT (0x23)</text:span></text:p>
          <text:p text:style-name="P2"><text:span text:style-name="T1">GSM COPS wait for stable</text:span></text:p>
          <text:p text:style-name="P2"><text:span text:style-name="T1"><text:s/></text:span><text:span text:style-name="T1">after failed lock</text:span></text:p>
          <text:p text:style-name="P2"><text:span text:style-name="T2">●</text:span><text:span text:style-name="T3">=6 </text:span><text:span text:style-name="T4">●</text:span><text:span text:style-name="T3">=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lines" draw:line-skew="-16.199cm -2.049cm" svg:x1="18.7cm" svg:y1="39.7cm" svg:x2="4.6cm" svg:y2="5cm" draw:start-shape="id6" draw:start-glue-point="5" draw:end-shape="id1" draw:end-glue-point="5" svg:d="m18700 39700h-17200v-34700h3100" svg:viewBox="0 0 17201 34701">
          <text:p/>
        </draw:connector>
        <draw:frame draw:style-name="gr6" draw:text-style-name="P4" draw:layer="layout" svg:width="27.7cm" svg:height="2.2cm" svg:x="1cm" svg:y="1cm">
          <draw:text-box>
            <text:p text:style-name="P4"><text:span text:style-name="T10">OVMS Modem / Network State Machine</text:span></text:p>
            <text:p text:style-name="P4"><text:span text:style-name="T11">net.c: net_state_enter() / net_state_activity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1cm" svg:stroke-color="#008080" draw:marker-start-width="0.35cm" draw:marker-end="Arrow" draw:marker-end-width="0.35cm" svg:stroke-opacity="50%" draw:stroke-linejoin="miter" draw:fill="solid" draw:fill-color="#c0c0c0" draw:fill-gradient-name="Gradient_20_7" draw:fill-hatch-name="Hatching_20_46" draw:fill-image-name="Bitmape_20_1" draw:fill-image-width="0cm" draw:fill-image-height="0cm" draw:textarea-horizontal-align="center" draw:textarea-vertical-align="middle" draw:fit-to-size="false" draw:fit-to-contour="false" fo:padding-top="0cm" fo:padding-bottom="0cm" fo:padding-left="0cm" fo:padding-right="0cm" draw:start-line-spacing-horizontal="1cm" draw:start-line-spacing-vertical="1cm" draw:end-line-spacing-horizontal="1cm" draw:end-line-spacing-vertical="1cm" draw:measure-align="automatic" draw:measure-vertical-align="automatic"/>
      <style:paragraph-properties fo:text-align="center">
        <style:tab-stops/>
      </style:paragraph-properties>
      <style:text-properties fo:color="#0000ff" fo:font-family="'DejaVu Sans Mono'" style:font-style-name="Book" style:font-family-generic="modern" style:font-pitch="fixed" fo:font-size="8pt" style:text-underline-styl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Arial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Balzer</meta:initial-creator>
    <meta:creation-date>2015-03-16T20:19:18</meta:creation-date>
    <dc:date>2015-03-17T22:41:30</dc:date>
    <dc:creator>Michael Balzer</dc:creator>
    <meta:editing-duration>P1DT1M36S</meta:editing-duration>
    <meta:editing-cycles>19</meta:editing-cycles>
    <meta:generator>LibreOffice/3.6$Linux_X86_64 LibreOffice_project/360m1$Build-304</meta:generator>
    <meta:document-statistic meta:object-count="55"/>
  </office:meta>
</office:document-meta>
</file>